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Pattern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lobPattern.matches( String pattern , String toMat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lobPattern.create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lobPattern.Glob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Pattern.matches( String toMat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lobPatter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Patter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Pattern.matches( Item itemTo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lobPattern.contains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